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assA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2"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80086032388664" calcext:value-type="float">
            <text:p>0.980086032388664</text:p>
          </table:table-cell>
          <table:table-cell/>
          <table:table-cell office:value-type="string" calcext:value-type="string">
            <text:p>Sum</text:p>
          </table:table-cell>
          <table:table-cell table:formula="of:=[.C3]+[.D3]+[.C4]+[.D4]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2" table:formula="of:=[.C3]/([.C4]+[.C3])" office:value-type="float" office:value="0.973867595818815" calcext:value-type="float">
            <text:p>0.973867595818815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  <table:table-cell table:number-columns-repeated="7"/>
          <table:table-cell table:style-name="ce3" office:value-type="float" office:value="1.12231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2" table:formula="of:=[.C3]/([.C3]+[.D3])" office:value-type="float" office:value="0.984154929577465" calcext:value-type="float">
            <text:p>0.98415492957746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2" table:formula="of:=2/(1/[.C7] + 1/[.C8])" office:value-type="float" office:value="0.978984238178634" calcext:value-type="float">
            <text:p>0.978984238178634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8"/>
        </table:table-row>
      </table:table>
      <table:table table:name="ClassB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60526315789474" calcext:value-type="float">
            <text:p>0.960526315789474</text:p>
          </table:table-cell>
          <table:table-cell table:style-name="ce2" table:formula="of:=([$ClassA.C6]+[$ClassB.C6]+[$ClassC.C6]+[$ClassD.C6]+[$ClassE.C6])/5" office:value-type="float" office:value="0.980086032388664" calcext:value-type="float">
            <text:p>0.98008603238866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4782608695652" calcext:value-type="float">
            <text:p>0.934782608695652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826923076923077" calcext:value-type="float">
            <text:p>0.826923076923077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877551020408163" calcext:value-type="float">
            <text:p>0.877551020408163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C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formula="of:=832-[.C3]-[.D3]-[.C4]" office:value-type="float" office:value="611" calcext:value-type="float">
            <text:p>611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80086032388664" calcext:value-type="float">
            <text:p>0.98008603238866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8095238095238" calcext:value-type="float">
            <text:p>0.938095238095238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947115384615385" calcext:value-type="float">
            <text:p>0.94711538461538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942583732057416" calcext:value-type="float">
            <text:p>0.942583732057416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D" table:style-name="ta1"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 table:number-columns-spanned="2" table:number-rows-spanned="1">
            <text:p>PRE</text:p>
          </table:table-cell>
          <table:covered-table-cell table:style-name="ce1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POSITIVE</text:p>
          </table:table-cell>
          <table:table-cell table:style-name="ce12" office:value-type="string" calcext:value-type="string">
            <text:p>NEGATIV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G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-[.D3]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7" table:formula="of:=([.C3]+[.D4])/([.C3]+[.D3]+[.C4]+[.D4])" office:value-type="float" office:value="0.997596153846154" calcext:value-type="float">
            <text:p>0.997596153846154</text:p>
          </table:table-cell>
          <table:table-cell table:style-name="ce2" table:formula="of:=([$ClassA.C6]+[$ClassB.C6]+[$ClassC.C6]+[$ClassD.C6]+[$ClassE.C6])/5" office:value-type="float" office:value="0.980086032388664" calcext:value-type="float">
            <text:p>0.98008603238866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7" table:formula="of:=[.C3]/([.C3]+[.D3])" office:value-type="float" office:value="0" calcext:value-type="float">
            <text:p>0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</table:table-row>
      </table:table>
      <table:table table:name="ClassE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 - 2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1" calcext:value-type="float">
            <text:p>1</text:p>
          </table:table-cell>
          <table:table-cell table:style-name="ce2" table:formula="of:=([$ClassA.C6]+[$ClassB.C6]+[$ClassC.C6]+[$ClassD.C6]+[$ClassE.C6])/5" office:value-type="float" office:value="0.980086032388664" calcext:value-type="float">
            <text:p>0.98008603238866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1" calcext:value-type="float">
            <text:p>1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1" calcext:value-type="float">
            <text:p>1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1" calcext:value-type="float">
            <text:p>1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0:02:19.609567233</dc:date>
    <meta:editing-duration>PT1H30M36S</meta:editing-duration>
    <meta:editing-cycles>7</meta:editing-cycles>
    <meta:generator>LibreOffice/7.3.7.2$Linux_X86_64 LibreOffice_project/30$Build-2</meta:generator>
    <meta:document-statistic meta:table-count="5" meta:cell-count="118" meta:object-count="0"/>
  </office:meta>
</office:document-meta>
</file>